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492in"/>
    </style:style>
    <style:style style:name="co2" style:family="table-column">
      <style:table-column-properties fo:break-before="auto" style:column-width="0.7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862in"/>
    </style:style>
    <style:style style:name="co5" style:family="table-column">
      <style:table-column-properties fo:break-before="auto" style:column-width="1.07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 style:data-style-name="N4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40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1015" table:default-cell-style-name="ce1"/>
        <table:table-row table:style-name="ro1">
          <table:table-cell table:number-columns-repeated="2"/>
          <table:table-cell office:value-type="string" calcext:value-type="string">
            <text:p>Bernoulli</text:p>
          </table:table-cell>
          <table:table-cell office:value-type="string" calcext:value-type="string">
            <text:p>Bohr</text:p>
          </table:table-cell>
          <table:table-cell office:value-type="string" calcext:value-type="string">
            <text:p>Descartes</text:p>
          </table:table-cell>
          <table:table-cell office:value-type="string" calcext:value-type="string">
            <text:p>Einstein</text:p>
          </table:table-cell>
          <table:table-cell office:value-type="string" calcext:value-type="string">
            <text:p>Euler</text:p>
          </table:table-cell>
          <table:table-cell office:value-type="string" calcext:value-type="string">
            <text:p>Fermat</text:p>
          </table:table-cell>
          <table:table-cell office:value-type="string" calcext:value-type="string">
            <text:p>Fouri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Heisenberg</text:p>
          </table:table-cell>
          <table:table-cell office:value-type="string" calcext:value-type="string">
            <text:p>Hilbert</text:p>
          </table:table-cell>
          <table:table-cell office:value-type="string" calcext:value-type="string">
            <text:p>Laplace</text:p>
          </table:table-cell>
          <table:table-cell office:value-type="string" calcext:value-type="string">
            <text:p>Legendr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8">
            <text:p>Monday</text:p>
          </table:table-cell>
          <table:table-cell office:value-type="time" office:time-value="PT09H00M00S" calcext:value-type="time">
            <text:p>09:0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1H00M00S" calcext:value-type="time">
            <text:p>11:0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3H00M00S" calcext:value-type="time">
            <text:p>13:0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office:value-type="string" calcext:value-type="string">
            <text:p>Di. 29.04.2014</text:p>
          </table:covered-table-cell>
          <table:table-cell office:value-type="time" office:time-value="PT17H00M00S" calcext:value-type="time">
            <text:p>17:0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8">
            <text:p>Tuesday</text:p>
          </table:table-cell>
          <table:table-cell office:value-type="time" office:time-value="PT09H00M00S" calcext:value-type="time">
            <text:p>09:0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0H00M00S" calcext:value-type="time">
            <text:p>10:0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1H00M00S" calcext:value-type="time">
            <text:p>11:0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3H00M00S" calcext:value-type="time">
            <text:p>13:0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4H00M00S" calcext:value-type="time">
            <text:p>14:0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5H00M00S" calcext:value-type="time">
            <text:p>15:0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6H00M00S" calcext:value-type="time">
            <text:p>16:0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office:value-type="string" calcext:value-type="string">
            <text:p>Di. 29.04.2014</text:p>
          </table:covered-table-cell>
          <table:table-cell office:value-type="time" office:time-value="PT17H00M00S" calcext:value-type="time">
            <text:p>17:0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8">
            <text:p>Wednesday</text:p>
          </table:table-cell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1H00M00S" calcext:value-type="time">
            <text:p>11:0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3H00M00S" calcext:value-type="time">
            <text:p>13:0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4H00M00S" calcext:value-type="time">
            <text:p>14:0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5H00M00S" calcext:value-type="time">
            <text:p>15:0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6H00M00S" calcext:value-type="time">
            <text:p>16:0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office:value-type="string" calcext:value-type="string">
            <text:p>Di. 29.04.2014</text:p>
          </table:covered-table-cell>
          <table:table-cell office:value-type="time" office:time-value="PT17H00M00S" calcext:value-type="time">
            <text:p>17:0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8">
            <text:p>Thursday</text:p>
          </table:table-cell>
          <table:table-cell office:value-type="time" office:time-value="PT09H00M00S" calcext:value-type="time">
            <text:p>09: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0H00M00S" calcext:value-type="time">
            <text:p>10: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1H00M00S" calcext:value-type="time">
            <text:p>11: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3H00M00S" calcext:value-type="time">
            <text:p>13: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4H00M00S" calcext:value-type="time">
            <text:p>14: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5H00M00S" calcext:value-type="time">
            <text:p>15: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6H00M00S" calcext:value-type="time">
            <text:p>16: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office:value-type="string" calcext:value-type="string">
            <text:p>Di. 29.04.2014</text:p>
          </table:covered-table-cell>
          <table:table-cell office:value-type="time" office:time-value="PT17H00M00S" calcext:value-type="time">
            <text:p>17:0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8">
            <text:p>Friday</text:p>
          </table:table-cell>
          <table:table-cell office:value-type="time" office:time-value="PT09H00M00S" calcext:value-type="time">
            <text:p>09:00</text:p>
          </table:table-cell>
          <table:table-cell table:number-columns-repeated="4"/>
          <table:table-cell table:number-columns-repeated="8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0H00M00S" calcext:value-type="time">
            <text:p>10:00</text:p>
          </table:table-cell>
          <table:table-cell table:number-columns-repeated="4"/>
          <table:table-cell table:number-columns-repeated="8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1H00M00S" calcext:value-type="time">
            <text:p>11:00</text:p>
          </table:table-cell>
          <table:table-cell table:number-columns-repeated="4"/>
          <table:table-cell table:number-columns-repeated="8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3H00M00S" calcext:value-type="time">
            <text:p>13:00</text:p>
          </table:table-cell>
          <table:table-cell table:number-columns-repeated="4"/>
          <table:table-cell table:number-columns-repeated="8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4H00M00S" calcext:value-type="time">
            <text:p>14:00</text:p>
          </table:table-cell>
          <table:table-cell table:number-columns-repeated="4"/>
          <table:table-cell table:number-columns-repeated="8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5H00M00S" calcext:value-type="time">
            <text:p>15:00</text:p>
          </table:table-cell>
          <table:table-cell table:number-columns-repeated="4"/>
          <table:table-cell table:number-columns-repeated="8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time" office:time-value="PT16H00M00S" calcext:value-type="time">
            <text:p>16:00</text:p>
          </table:table-cell>
          <table:table-cell table:number-columns-repeated="4"/>
          <table:table-cell table:number-columns-repeated="8" office:value-type="string" calcext:value-type="string">
            <text:p>x</text:p>
          </table:table-cell>
          <table:table-cell table:number-columns-repeated="1010"/>
        </table:table-row>
        <table:table-row table:style-name="ro1">
          <table:covered-table-cell office:value-type="string" calcext:value-type="string">
            <text:p>Di. 29.04.2014</text:p>
          </table:covered-table-cell>
          <table:table-cell office:value-type="time" office:time-value="PT17H00M00S" calcext:value-type="time">
            <text:p>17:00</text:p>
          </table:table-cell>
          <table:table-cell table:number-columns-repeated="4"/>
          <table:table-cell table:number-columns-repeated="8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2" table:number-columns-spanned="1024" table:number-rows-spanned="1"/>
          <table:covered-table-cell table:number-columns-repeated="1023"/>
        </table:table-row>
        <table:table-row table:style-name="ro2">
          <table:table-cell table:style-name="ce3" office:value-type="string" calcext:value-type="string">
            <text:p>Ahmet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Alexander</text:p>
          </table:table-cell>
          <table:table-cell table:style-name="ce5"/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Andreas</text:p>
          </table:table-cell>
          <table:table-cell table:style-name="ce5"/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Ayse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Erdogan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Erik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Fatma</text:p>
          </table:table-cell>
          <table:table-cell table:style-name="ce5"/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Gerd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Hasan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Heinrich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Huseyin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Jochen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Martina</text:p>
          </table:table-cell>
          <table:table-cell table:style-name="ce5"/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Mehmet</text:p>
          </table:table-cell>
          <table:table-cell table:style-name="ce5"/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Nikolai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Olga</text:p>
          </table:table-cell>
          <table:table-cell table:style-name="ce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Sahra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6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Sandra</text:p>
          </table:table-cell>
          <table:table-cell table:style-name="ce5"/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Sofie</text:p>
          </table:table-cell>
          <table:table-cell table:style-name="ce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Thomas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Tobias</text:p>
          </table:table-cell>
          <table:table-cell table:style-name="ce5"/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2">
          <table:table-cell table:style-name="ce3" office:value-type="string" calcext:value-type="string">
            <text:p>Vitali</text:p>
          </table:table-cell>
          <table:table-cell table:style-name="ce5"/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1">
          <table:table-cell table:style-name="ce3" office:value-type="string" calcext:value-type="string">
            <text:p>Walter</text:p>
          </table:table-cell>
          <table:table-cell table:style-name="ce5"/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1010"/>
        </table:table-row>
        <table:table-row table:style-name="ro1" table:number-rows-repeated="5">
          <table:table-cell table:style-name="ce3"/>
          <table:table-cell table:style-name="ce5"/>
          <table:table-cell table:number-columns-repeated="12"/>
          <table:table-cell table:style-name="ce6" table:number-columns-repeated="1010"/>
        </table:table-row>
        <table:table-row table:style-name="ro1" table:number-rows-repeated="46">
          <table:table-cell table:style-name="Default" table:number-columns-repeated="1024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1:Sheet1.N1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/00/0000</text:date>, <text:time style:data-style-name="N2" text:time-value="0000-00-00T20:22:50.803962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3T17:49:44.899937434</meta:creation-date>
    <dc:date>2014-05-28T20:24:05.752855970</dc:date>
    <meta:editing-duration>PT55M18S</meta:editing-duration>
    <meta:editing-cycles>26</meta:editing-cycles>
    <meta:generator>LibreOffice/4.1.4.2$Linux_X86_64 LibreOffice_project/410m0$Build-2</meta:generator>
    <meta:document-statistic meta:table-count="1" meta:cell-count="466" meta:object-count="0"/>
  </office:meta>
</office:document-meta>
</file>